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56º Green Drinks | Trabajo decente y crecimiento económico</text:h>
      <text:h text:style-name="Heading_20_6" text:outline-level="6">Por <text:a xlink:type="simple" xlink:href="benjaminjuarezarlt@greendrinkscba.org" office:name=""><text:span text:style-name="Definition">Benjamín Juárez</text:span></text:a> | 2019-09-19</text:h>
      <text:p text:style-name="First_20_paragraph">Para crecer sostenidamente a corto y largo plazo se necesitan apoyar instituciones y buenas prácticas.</text:p>
      <text:p text:style-name="Text_20_body">La ONU establece, dentro de los 17 Objetivos de Desarrollo Sostenible, el objetivo número 8: Promover el crecimiento económico sostenido, inclusivo y sostenible, el empleo pleno y productivo y el trabajo decente para todos. Financieramente se recomienda:</text:p>
      <text:p text:style-name="P1">8.4 Mejorar progresivamente, de aquí a 2030, la producción y el consumo eficientes de los recursos mundiales y procurar desvincular el crecimiento económico de la degradación del medio ambiente, conforme al Marco Decenal de Programas sobre modalidades de Consumo y Producción Sostenibles, empezando por los países desarrollados.<text:line-break/>8.10 Fortalecer la capacidad de las instituciones financieras nacionales para fomentar y ampliar el acceso a los servicios bancarios, financieros y de seguros para todos.</text:p>
      <text:p text:style-name="First_20_paragraph">En Julio de 2019, 18 bancos argentinos firmaron voluntariamente el Protocolo de Finanzas Sostenibles de Argentina. El impacto de los firmantes no es menor, su market share total supera el 75% de los préstamos bancarios del país. La meta establecida es superar medidas que trascienden el corto plazo y entender que la responsabilidad como intermediarios financieros impacta directamente en toda la sociedad y en todos los sectores.</text:p>
      <text:p text:style-name="Text_20_body">Sobre estos temas vamos a estar hablando en este Green Drinks!</text:p>
      <text:h text:style-name="Heading_20_4" text:outline-level="4">El próximo miércoles 25 de septiembre, de 20:00 a 22:30 hs, tendrá lugar la 56° jornada de Green. El lugar de encuentro será <text:span text:style-name="T1">Bar</text:span>, Calle y Numeración Bº Barrio, bajo la temática “Oportunidades y desafíos de las finanzas sostenibles en Argentina”.</text:h>
      <text:p text:style-name="First_20_paragraph">En esta oportunidad va a estar presente Pablo A. Cortínez, Economista, con Maestría en Finanzas. Tiene más de 20 años de experiencia. Trabaja con bancos, asociaciones bancarias y otros actores clave, con el objetivo de que el sector financiero incorpore criterios ambientales, sociales y de gobernanza. Coordinó las dos encuestas realizadas con el BID a bancos de Argentina, e impulsó el Protocolo de Finanzas Sostenibles lanzado en julio de 2019.</text:p>
      <text:p text:style-name="Text_20_body">Sus actividades docentes incluyen seminarios y talleres en bancos, universidades y asociaciones de bancos sobre mercado de capitales; asset backed securities, financiación de PYME, riesgo de crédito y finanzas sostenibles. Es autor de artículos para diversos medios. Actualmente es asesor de Confederar NEA SGR, y consultor de bancos, empresas y organismos multilaterales de crédito. Desde 2013 lidera el área de Negocios y Medio Ambiente de la ONG Vida Silvestre.</text:p>
      <text:p text:style-name="Text_20_body">**Las inscripciones pueden realizarse en <text:a xlink:type="simple" xlink:href="http://tic.eventbrite.com/" office:name=""><text:span text:style-name="Definition">LINK</text:span></text:a></text:p>
      <text:p text:style-name="Text_20_body">Por consultas: info@greendrinkscb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